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ffa" officeooo:paragraph-rsid="001fbffa"/>
    </style:style>
    <style:style style:name="P2" style:family="paragraph" style:parent-style-name="Standard">
      <style:paragraph-properties fo:text-align="center" style:justify-single-word="false"/>
      <style:text-properties officeooo:rsid="001fbffa" officeooo:paragraph-rsid="001fbf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ont End Questions Asked</text:p>
      <text:p text:style-name="P1"/>
      <text:p text:style-name="P1">#IBM</text:p>
      <text:p text:style-name="P1">Q1. Shopkeeper tally the product sold manually and while tallying he made error, find the error he made for some records.</text:p>
      <text:p text:style-name="P1"/>
      <text:p text:style-name="P1">Q2. There are two string, find the missing string which is available in s but not in t and output it in an array</text:p>
      <text:p text:style-name="P1">Input- s= “I like cheese”</text:p>
      <text:p text:style-name="P1"><text:tab/>t= “like”</text:p>
      <text:p text:style-name="P1">Output- finalArry= [“I cheese”]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0:40:49.751494566</meta:creation-date>
    <dc:date>2024-11-06T21:21:39.130796072</dc:date>
    <meta:editing-duration>PT30M31S</meta:editing-duration>
    <meta:editing-cycles>3</meta:editing-cycles>
    <meta:generator>LibreOffice/24.2.6.2$Linux_X86_64 LibreOffice_project/8e9a753d9daaea75c34b417ba1bdf556bf2fc5b3</meta:generator>
    <meta:document-statistic meta:table-count="0" meta:image-count="0" meta:object-count="0" meta:page-count="1" meta:paragraph-count="7" meta:word-count="61" meta:character-count="328" meta:non-whitespace-character-count="273"/>
  </office:meta>
</office:document-meta>
</file>